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ced9" officeooo:paragraph-rsid="000aced9"/>
    </style:style>
    <style:style style:name="P2" style:family="paragraph" style:parent-style-name="Standard">
      <style:text-properties fo:font-weight="bold" officeooo:rsid="000aced9" officeooo:paragraph-rsid="000aced9" style:font-weight-asian="bold" style:font-weight-complex="bold"/>
    </style:style>
    <style:style style:name="P3" style:family="paragraph" style:parent-style-name="Standard">
      <style:text-properties officeooo:rsid="000d7e9c" officeooo:paragraph-rsid="000d7e9c"/>
    </style:style>
    <style:style style:name="P4" style:family="paragraph" style:parent-style-name="Standard">
      <style:text-properties style:font-name="Courier New" officeooo:rsid="000d7e9c" officeooo:paragraph-rsid="000d7e9c"/>
    </style:style>
    <style:style style:name="T1" style:family="text">
      <style:text-properties officeooo:rsid="000d7e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gramas exemplo</text:span> C-:</text:p>
      <text:p text:style-name="P1"/>
      <text:p text:style-name="P3">1) Recebe dois inteiros, computa máximo divisor comum e imprime:</text:p>
      <text:p text:style-name="P3"/>
      <text:p text:style-name="P4">/* Um programa para calcular mdc */</text:p>
      <text:p text:style-name="P4">int gdc (int u, int v)</text:p>
      <text:p text:style-name="P4">{</text:p>
      <text:p text:style-name="P4"><text:s text:c="3"/>if (v == 0) return u;</text:p>
      <text:p text:style-name="P4"><text:s text:c="3"/>else return gdc(v,u-u/v*v);</text:p>
      <text:p text:style-name="P4"><text:s text:c="3"/>/* u-u / v*v == u mod v */</text:p>
      <text:p text:style-name="P4">}</text:p>
      <text:p text:style-name="P4"/>
      <text:p text:style-name="P4">void main(void)</text:p>
      <text:p text:style-name="P4">{</text:p>
      <text:p text:style-name="P4"><text:s text:c="3"/>int x;</text:p>
      <text:p text:style-name="P4"><text:s text:c="3"/>int y;</text:p>
      <text:p text:style-name="P4"><text:s text:c="3"/>x = input();</text:p>
      <text:p text:style-name="P4"><text:s text:c="3"/>y = input();</text:p>
      <text:p text:style-name="P4"><text:s text:c="3"/>output(gdc(x,y));</text:p>
      <text:p text:style-name="P4">}</text:p>
      <text:p text:style-name="P3"/>
      <text:p text:style-name="P3">2) Recebe 10 inteiros e os ordena por seleção</text:p>
      <text:p text:style-name="P3"/>
      <text:p text:style-name="P4">/* ordenação por seleção */</text:p>
      <text:p text:style-name="P4">int x[10];</text:p>
      <text:p text:style-name="P4"/>
      <text:p text:style-name="P4">int minloc ( int a[], int low, int high ){</text:p>
      <text:p text:style-name="P4"><text:s text:c="3"/>int i; <text:s text:c="2"/>int x; <text:s text:c="2"/>int k;</text:p>
      <text:p text:style-name="P4"><text:s text:c="3"/>k = low;</text:p>
      <text:p text:style-name="P4"><text:s text:c="3"/>x = a[low];</text:p>
      <text:p text:style-name="P4"><text:s text:c="3"/>i = low + 1;</text:p>
      <text:p text:style-name="P4"><text:s text:c="3"/>while(i&lt;high){</text:p>
      <text:p text:style-name="P4"><text:s text:c="6"/>if(a[i] &lt; x){</text:p>
      <text:p text:style-name="P4"><text:s text:c="9"/>x = a[i];</text:p>
      <text:p text:style-name="P4"><text:s text:c="9"/>k = i;</text:p>
      <text:p text:style-name="P4"><text:s text:c="6"/>}</text:p>
      <text:p text:style-name="P4"><text:s text:c="6"/>i = i + 1;</text:p>
      <text:p text:style-name="P4"><text:s text:c="3"/>}</text:p>
      <text:p text:style-name="P4"><text:s text:c="3"/>return k;</text:p>
      <text:p text:style-name="P4">}</text:p>
      <text:p text:style-name="P4"/>
      <text:p text:style-name="P4">void sort(int a[], int low, int high){</text:p>
      <text:p text:style-name="P4"><text:s text:c="3"/>int i; <text:s text:c="2"/>int k;</text:p>
      <text:p text:style-name="P4"><text:s text:c="3"/>i = low;</text:p>
      <text:p text:style-name="P4"><text:s text:c="3"/>while(i &lt; high – 1){</text:p>
      <text:p text:style-name="P4"><text:s text:c="6"/>int t;</text:p>
      <text:p text:style-name="P4"><text:s text:c="6"/>k = minloc(a,i,high);</text:p>
      <text:p text:style-name="P4"><text:s text:c="6"/>t = a[k];</text:p>
      <text:p text:style-name="P4"><text:s text:c="6"/>a[k] = a[i];</text:p>
      <text:p text:style-name="P4"><text:s text:c="6"/>a[i] = t;</text:p>
      <text:p text:style-name="P4"><text:s text:c="6"/>i = i + 1;</text:p>
      <text:p text:style-name="P4"><text:s text:c="3"/>}</text:p>
      <text:p text:style-name="P4">}</text:p>
      <text:p text:style-name="P4"><text:soft-page-break/></text:p>
      <text:p text:style-name="P4">void main(void){</text:p>
      <text:p text:style-name="P4"><text:s text:c="3"/>int i;</text:p>
      <text:p text:style-name="P4"><text:s text:c="3"/>i = 0;</text:p>
      <text:p text:style-name="P4"><text:s text:c="3"/>while(i&lt;10){</text:p>
      <text:p text:style-name="P4"><text:s text:c="6"/>x[i] = input();</text:p>
      <text:p text:style-name="P4"><text:s text:c="6"/>i = i + 1;</text:p>
      <text:p text:style-name="P4"><text:s text:c="3"/>}</text:p>
      <text:p text:style-name="P4"><text:s text:c="3"/>sort(x,0,10);</text:p>
      <text:p text:style-name="P4"><text:s text:c="3"/>i = 0;</text:p>
      <text:p text:style-name="P4"><text:s text:c="3"/>while(i&lt;10){</text:p>
      <text:p text:style-name="P4"><text:s text:c="6"/>output(x[i]);</text:p>
      <text:p text:style-name="P4"><text:s text:c="6"/>i = i + 1;</text:p>
      <text:p text:style-name="P4"><text:s text:c="3"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1:14:30.748000000</meta:creation-date>
    <dc:date>2014-10-17T11:35:39.587000000</dc:date>
    <meta:editing-duration>PT11M3S</meta:editing-duration>
    <meta:editing-cycles>2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60" meta:word-count="193" meta:character-count="980" meta:non-whitespace-character-count="663"/>
  </office:meta>
</office:document-meta>
</file>